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5">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5, 2021 (12:53: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 - Compile (build solution): Ctrl + Shift + B - Execute: Ctrl + F5</text:p>
      <text:p text:style-name="Text_20_body">MacOS - Compile (build solution): Command + B - Execute: F5</text:p>
      <text:p text:style-name="Text_20_body">From now on, read “Create a new project” as</text:p>
      <text:list text:style-name="L2">
        <text:list-item>
          <text:p text:style-name="P2">Create a new project using the “Console Application” template for C#.</text:p>
        </text:list-item>
        <text:list-item>
          <text:p text:style-name="P2">Pick simple and valid names for your project and solution, and make sure you save it in the right place, like a folder that matches the lab name.</text:p>
        </text:list-item>
        <text:list-item>
          <text:p text:style-name="P2">Compile and execute your program frequently, for instance upon completion of every lab task.</text:p>
        </text:list-item>
        <text:list-item>
          <text:p text:style-name="P2"><text:span text:style-name="T1">Do not hesitate to change your program to answer questions; you’re in a lab, you’re supposed to conduct experiments!</text:span></text:p>
        </text:list-item>
        <text:list-item>
          <text:p text:style-name="P2">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3">
        <text:list-item>
          <text:p text:style-name="P3">Create a new project as indicated above.</text:p>
        </text:list-item>
        <text:list-item>
          <text:p text:style-name="P3">In the <text:span text:style-name="NormalTok">Main</text:span> method, add three statements:</text:p>
          <text:list text:style-name="L4">
            <text:list-item>
              <text:p text:style-name="P4">One that declares a <text:span text:style-name="DataTypeTok">string</text:span> variable named <text:span text:style-name="NormalTok">lastName</text:span>.</text:p>
            </text:list-item>
            <text:list-item>
              <text:p text:style-name="P4">One that declares a <text:span text:style-name="DataTypeTok">string</text:span> variable named <text:span text:style-name="NormalTok">firstName</text:span>.</text:p>
            </text:list-item>
            <text:list-item>
              <text:p text:style-name="P4">One that declares an <text:span text:style-name="DataTypeTok">int</text:span> variable named <text:span text:style-name="NormalTok">classOf</text:span>.</text:p>
            </text:list-item>
          </text:list>
        </text:list-item>
        <text:list-item>
          <text:p text:style-name="P3">Below those three statements, write statements that assign your last name to the first variable, your first name to the second variable, and your anticipated graduation year (i.e., 2025, for instance) to the third variable.</text:p>
        </text:list-item>
        <text:list-item>
          <text:p text:style-name="P3">Display at the screen the values of the three variables, using the following statement:</text:p>
          <text:p text:style-name="P5">Console.WriteLine($"My name is {firstName} {lastName}, and I expect to graduate in {classOf}.");</text:p>
        </text:list-item>
        <text:list-item>
          <text:p text:style-name="P3">Compile and execute your program. It should display a message like:</text:p>
          <text:p text:style-name="P6">My name is John Smith, and I expect to graduate in 2025.</text:p>
        </text:list-item>
        <text:list-item>
          <text:p text:style-name="P3">Answer the following by first thinking of what may happen, and then by editing your program to check your hypothesis. Would the compilation still be successful if we were to try to:</text:p>
          <text:list>
            <text:list-item>
              <text:p text:style-name="P6">Assign a value to a variable before declaring it?</text:p>
            </text:list-item>
            <text:list-item>
              <text:p text:style-name="P6">Display the content of a variable before assigning a value to it?</text:p>
            </text:list-item>
            <text:list-item>
              <text:p text:style-name="P6">Assign a <text:span text:style-name="DataTypeTok">string</text:span> value to an <text:span text:style-name="DataTypeTok">int</text:span> variable?</text:p>
            </text:list-item>
            <text:list-item>
              <text:p text:style-name="P6">Assign an <text:span text:style-name="DataTypeTok">int</text:span> value to a <text:span text:style-name="DataTypeTok">string</text:span> variable?</text:p>
            </text:list-item>
          </text:list>
        </text:list-item>
        <text:list-item>
          <text:p text:style-name="P3">At the end of your <text:span text:style-name="NormalTok">Main</text:span> method:</text:p>
          <text:list>
            <text:list-item>
              <text:p text:style-name="P6">add three statements that change the values of the three variables</text:p>
            </text:list-item>
            <text:list-item>
              <text:p text:style-name="P6">Copy the <text:span text:style-name="NormalTok">Console</text:span><text:span text:style-name="OperatorTok">.</text:span><text:span text:style-name="FunctionTok">WriteLine</text:span> statement that was previously given.</text:p>
            </text:list-item>
            <text:list-item>
              <text:p text:style-name="P6">Compile and run the program</text:p>
            </text:list-item>
          </text:list>
          <text:p text:style-name="P3">Notice that the very same statement will now print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 “Create a new project and write in the <text:span text:style-name="NormalTok">Main</text:span> method the code below to display on the screen the result of this computation, as computed by C#”) using the <text:span text:style-name="DataTypeTok">float</text:span>, <text:span text:style-name="DataTypeTok">double</text:span>, and <text:span text:style-name="DataTypeTok">decimal</text:span> datatypes:</text:p>
      <text:p text:style-name="P7">Console.Write("With floats:\n\t");</text:p>
      <text:p text:style-name="P8">Console.WriteLine(1000000.0f + 1.2f - 1000000.0f);</text:p>
      <text:p text:style-name="P9">Console.Write("With double:\n\t");</text:p>
      <text:p text:style-name="P10">Console.WriteLine(1000000.0 + 1.2 - 1000000.0);</text:p>
      <text:p text:style-name="P11">Console.Write("With decimal:\n\t");</text:p>
      <text:p text:style-name="P12">Console.WriteLine(1000000.0m + 1.2m - 1000000.0m);</text:p>
      <text:p text:style-name="First_20_paragraph">Compile and execute your program. Can you explain what you just observed?</text:p>
      <text:p text:style-name="Text_20_body">Now execute the following code:</text:p>
      <text:p text:style-name="P13">decimal decVar = 12344321.4999999991M;</text:p>
      <text:p text:style-name="P14">double douVar = (double)decVar;</text:p>
      <text:p text:style-name="P15">float floVar = (float)douVar;</text:p>
      <text:p text:style-name="P16">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17">int a = 0;</text:p>
      <text:p text:style-name="P18">a = 12 - 3;</text:p>
      <text:p text:style-name="P19">a = 10 % 3;</text:p>
      <text:p text:style-name="P20">a = 12 * 2;</text:p>
      <text:p text:style-name="P21">a = 9 / 3;</text:p>
      <text:p text:style-name="P22">a = -3;</text:p>
      <text:p text:style-name="P23">a -= 3; // This is the same as a = a - 3;</text:p>
      <text:p text:style-name="P24">a += 5; // This is the same as a = a + 5;</text:p>
      <text:p text:style-name="P25">a *=12; // This is the same as a = a * 12;</text:p>
      <text:p text:style-name="P26">a /= 2; // This is the same as a = a / 2;</text:p>
      <text:p text:style-name="P27">a = a + a;</text:p>
      <text:list text:style-name="L5">
        <text:list-item>
          <text:p text:style-name="P28">In the previous code, what is the value of <text:span text:style-name="NormalTok">a</text:span> after each line is executed?</text:p>
        </text:list-item>
        <text:list-item>
          <text:p text:style-name="P28">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53:49Z</meta:creation-date>
    <dc:date>2021-05-25T00:53:49Z</dc:date>
    <meta:user-defined meta:name="date" meta:value-type="string">May  25, 2021 (12:53: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